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none" fo:border-top="none" fo:border-bottom="0.3pt solid #000000"/>
    </style:style>
    <style:style style:name="Tabella2.B10" style:family="table-cell">
      <style:table-cell-properties fo:padding="0.097cm" fo:border-left="0.3pt solid #000000" fo:border-right="none" fo:border-top="none" fo:border-bottom="0.3pt solid #000000"/>
    </style:style>
    <style:style style:name="Tabella2.D10" style:family="table-cell">
      <style:table-cell-properties fo:padding="0.097cm" fo:border-left="0.3pt solid #000000" fo:border-right="none" fo:border-top="none" fo:border-bottom="0.3pt solid #000000"/>
    </style:style>
    <style:style style:name="Tabella2.F10" style:family="table-cell">
      <style:table-cell-properties fo:padding="0.097cm" fo:border-left="0.3pt solid #000000" fo:border-right="none" fo:border-top="none" fo:border-bottom="0.3pt solid #000000"/>
    </style:style>
    <style:style style:name="Tabella2.H10" style:family="table-cell">
      <style:table-cell-properties fo:padding="0.097cm" fo:border-left="0.3pt solid #000000" fo:border-right="none" fo:border-top="none" fo:border-bottom="0.3pt solid #000000"/>
    </style:style>
    <style:style style:name="Tabella2.J10" style:family="table-cell">
      <style:table-cell-properties fo:padding="0.097cm" fo:border-left="0.3pt solid #000000" fo:border-right="none" fo:border-top="none" fo:border-bottom="0.3pt solid #000000"/>
    </style:style>
    <style:style style:name="Tabella2.K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ing">
      <style:text-properties style:font-name="Verdana" fo:font-size="11pt" style:font-size-asian="11pt" style:font-size-complex="11pt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08a5c"/>
    </style:style>
    <style:style style:name="T12" style:family="text">
      <style:text-properties officeooo:rsid="0064dcb2"/>
    </style:style>
    <style:style style:name="T13" style:family="text">
      <style:text-properties officeooo:rsid="006622e7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7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62">Cod. Dog.</text:p>
          </table:table-cell>
          <table:table-cell table:style-name="Tabella2.B2" office:value-type="string">
            <text:p text:style-name="P61">Componenti</text:p>
          </table:table-cell>
          <table:table-cell table:style-name="Tabella2.C2" table:number-columns-spanned="2" office:value-type="string">
            <text:p text:style-name="P61">Kg.</text:p>
          </table:table-cell>
          <table:covered-table-cell/>
          <table:table-cell table:style-name="Tabella2.E2" table:number-columns-spanned="2" office:value-type="string">
            <text:p text:style-name="P61">Lt.</text:p>
          </table:table-cell>
          <table:covered-table-cell/>
          <table:table-cell table:style-name="Tabella2.G2" table:number-columns-spanned="2" office:value-type="string">
            <text:p text:style-name="P61">Sac.</text:p>
          </table:table-cell>
          <table:covered-table-cell/>
          <table:table-cell table:style-name="Tabella2.I2" table:number-columns-spanned="2" office:value-type="string">
            <text:p text:style-name="P61">Lotto</text:p>
          </table:table-cell>
          <table:covered-table-cell/>
          <table:table-cell table:style-name="Tabella2.K2" office:value-type="string">
            <text:p text:style-name="P61">Variazioni</text:p>
          </table:table-cell>
        </table:table-row>
        <table:table-row>
          <table:table-cell table:style-name="Tabella2.A8" table:number-columns-spanned="11" office:value-type="string">
            <text:p text:style-name="P47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5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53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8" table:number-columns-spanned="11" office:value-type="string">
            <text:p text:style-name="P47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6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44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47"/>
          </table:table-cell>
          <table:covered-table-cell/>
          <table:table-cell table:style-name="Tabella2.I6" table:number-columns-spanned="3" office:value-type="string">
            <text:p text:style-name="P47"/>
          </table:table-cell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63">Cod. </text:p>
          </table:table-cell>
          <table:table-cell table:style-name="Tabella2.B9" table:number-columns-spanned="2" office:value-type="string">
            <text:p text:style-name="P63">Componente</text:p>
          </table:table-cell>
          <table:covered-table-cell/>
          <table:table-cell table:style-name="Tabella2.D9" table:number-columns-spanned="2" office:value-type="string">
            <text:p text:style-name="P63">K<text:span text:style-name="T13">g.</text:span></text:p>
          </table:table-cell>
          <table:covered-table-cell/>
          <table:table-cell table:style-name="Tabella2.F9" table:number-columns-spanned="2" office:value-type="string">
            <text:p text:style-name="P64">S<text:span text:style-name="T13">acos</text:span></text:p>
          </table:table-cell>
          <table:covered-table-cell/>
          <table:table-cell table:style-name="Tabella2.H9" table:number-columns-spanned="2" office:value-type="string">
            <text:p text:style-name="P64">Kg.</text:p>
          </table:table-cell>
          <table:covered-table-cell/>
          <table:table-cell table:style-name="Tabella2.J9" office:value-type="string">
            <text:p text:style-name="P64">NOTAS</text:p>
          </table:table-cell>
          <table:table-cell table:style-name="Tabella2.K9" office:value-type="string">
            <text:p text:style-name="P63">Modificación</text:p>
          </table:table-cell>
        </table:table-row>
        <table:table-row>
          <table:table-cell table:style-name="Tabella2.A10" office:value-type="string">
            <text:p text:style-name="P54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0" table:number-columns-spanned="2" office:value-type="string">
            <text:p text:style-name="P53"><text:placeholder text:placeholder-type="text">&lt;material.product_id.name&gt;</text:placeholder></text:p>
          </table:table-cell>
          <table:covered-table-cell/>
          <table:table-cell table:style-name="Tabella2.D10" table:number-columns-spanned="2" office:value-type="string">
            <text:p text:style-name="P43"><text:placeholder text:placeholder-type="text">&lt;formatLang(material.quantity / o.cycle)&gt;</text:placeholder></text:p>
          </table:table-cell>
          <table:covered-table-cell/>
          <table:table-cell table:style-name="Tabella2.F11" table:number-columns-spanned="2" office:value-type="string">
            <text:p text:style-name="P64"/>
          </table:table-cell>
          <table:covered-table-cell/>
          <table:table-cell table:style-name="Tabella2.H11" table:number-columns-spanned="2" office:value-type="string">
            <text:p text:style-name="P64"/>
          </table:table-cell>
          <table:covered-table-cell/>
          <table:table-cell table:style-name="Tabella2.J10" office:value-type="string">
            <text:p text:style-name="P64"/>
          </table:table-cell>
          <table:table-cell table:style-name="Tabella2.K10" office:value-type="string">
            <text:p text:style-name="P63"/>
          </table:table-cell>
        </table:table-row>
        <table:table-row>
          <table:table-cell table:style-name="Tabella2.A11" table:number-columns-spanned="3" office:value-type="string">
            <text:p text:style-name="P16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1" table:number-columns-spanned="2" office:value-type="string">
            <text:p text:style-name="P44"><text:placeholder text:placeholder-type="text">&lt;sum([material.quantity/o.cycle for material in o.bom_material_ids])&gt;</text:placeholder></text:p>
          </table:table-cell>
          <table:covered-table-cell/>
          <table:table-cell table:style-name="Tabella2.F11" table:number-columns-spanned="2" office:value-type="string">
            <text:p text:style-name="P45"><text:placeholder text:placeholder-type="text">&lt;'' and (o.product_qty / o.cycle)&gt;</text:placeholder></text:p>
          </table:table-cell>
          <table:covered-table-cell/>
          <table:table-cell table:style-name="Tabella2.H11" table:number-columns-spanned="2" office:value-type="string">
            <text:p text:style-name="P64"/>
          </table:table-cell>
          <table:covered-table-cell/>
          <table:table-cell table:style-name="Tabella2.J11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2.A12" table:number-columns-spanned="11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7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7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7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7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7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7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65">CICLOS</text:p>
          </table:table-cell>
          <table:covered-table-cell/>
          <table:table-cell table:style-name="Tabella3.A9" office:value-type="string">
            <text:p text:style-name="P69">1</text:p>
          </table:table-cell>
          <table:table-cell table:style-name="Tabella3.A9" office:value-type="string">
            <text:p text:style-name="P72">2</text:p>
          </table:table-cell>
          <table:table-cell table:style-name="Tabella3.A9" office:value-type="string">
            <text:p text:style-name="P72">3</text:p>
          </table:table-cell>
          <table:table-cell table:style-name="Tabella3.A9" office:value-type="string">
            <text:p text:style-name="P72">4</text:p>
          </table:table-cell>
          <table:table-cell table:style-name="Tabella3.A9" office:value-type="string">
            <text:p text:style-name="P72">5</text:p>
          </table:table-cell>
          <table:table-cell table:style-name="Tabella3.A9" office:value-type="string">
            <text:p text:style-name="P72">6</text:p>
          </table:table-cell>
          <table:table-cell table:style-name="Tabella3.I9" office:value-type="string">
            <text:p text:style-name="P72">7</text:p>
          </table:table-cell>
        </table:table-row>
        <table:table-row>
          <table:table-cell table:style-name="Tabella3.A2" table:number-columns-spanned="2" office:value-type="string">
            <text:p text:style-name="P67">I<text:span text:style-name="T12">nicio</text:span></text:p>
          </table:table-cell>
          <table:covered-table-cell/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68"><text:span text:style-name="T12">Fin ciclo</text:span></text:p>
          </table:table-cell>
          <table:covered-table-cell/>
          <table:table-cell table:style-name="Tabella3.A2" office:value-type="string">
            <text:p text:style-name="P68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67">C<text:span text:style-name="T12">antidad ciclo</text:span></text:p>
          </table:table-cell>
          <table:covered-table-cell/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A2" table:number-columns-spanned="2" office:value-type="string">
            <text:p text:style-name="P70">S<text:span text:style-name="T12">acos de reciclo</text:span> <text:span text:style-name="T12">x</text:span> <text:span text:style-name="T12">ciclo</text:span></text:p>
          </table:table-cell>
          <table:covered-table-cell/>
          <table:table-cell table:style-name="Tabella3.A2" office:value-type="string">
            <text:p text:style-name="P70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A2" office:value-type="string">
            <text:p text:style-name="P66"/>
          </table:table-cell>
          <table:table-cell table:style-name="Tabella3.B2" office:value-type="string">
            <text:p text:style-name="P66"/>
          </table:table-cell>
        </table:table-row>
        <table:table-row>
          <table:table-cell table:style-name="Tabella3.B2" table:number-columns-spanned="9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1"><text:placeholder text:placeholder-type="text">&lt;translate_static('Verifica bonifica', user.lang)&gt;</text:placeholder><text:span text:style-name="T9">: </text:span></text:p>
            <text:p text:style-name="P21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1"><text:placeholder text:placeholder-type="text">&lt;translate_static('Silos stoccaggio', user.lang)&gt;</text:placeholder><text:span text:style-name="T9">: </text:span></text:p>
            <text:p text:style-name="P21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5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0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9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8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7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9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Legenda: Q.C.P. = Quality Control Passed</text:p>
      <text:p text:style-name="P50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52"/>
      <text:p text:style-name="P36"><text:placeholder text:placeholder-type="text">&lt;/if&gt;</text:placeholder></text:p>
      <text:p text:style-name="P32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50:30.059844921</dc:date>
    <meta:editing-duration>P1DT19H26M40S</meta:editing-duration>
    <meta:editing-cycles>339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25" meta:word-count="360" meta:character-count="4707" meta:non-whitespace-character-count="4460"/>
    <meta:user-defined meta:name="Info 1"/>
    <meta:user-defined meta:name="Info 2"/>
    <meta:user-defined meta:name="Info 3"/>
    <meta:user-defined meta:name="Info 4"/>
  </office:meta>
</office:document-meta>
</file>